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imal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2"/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Pronoun</text:p>
          </table:table-cell>
          <table:table-cell table:style-name="ce1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Vach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Coch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Souri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Cheva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/>
          <table:table-cell office:value-type="string" calcext:value-type="string">
            <text:p>Ail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m</text:p>
          </table:table-cell>
        </table:table-row>
      </table:table>
      <table:table table:name="Clothing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thing</text:p>
          </table:table-cell>
          <table:table-cell table:number-columns-repeated="4"/>
        </table:table-row>
      </table:table>
      <table:table table:name="Location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/r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 s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/sh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er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4"/>
        </table:table-row>
      </table:table>
      <table:table table:name="Transportation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/>
          <table:table-cell office:value-type="string" calcext:value-type="string">
            <text:p>avion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ruck (Goods Transport)</text:p>
          </table:table-cell>
          <table:table-cell/>
          <table:table-cell office:value-type="string" calcext:value-type="string">
            <text:p>cami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ourg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uck (Pick-Up)</text:p>
          </table:table-cell>
          <table:table-cell/>
          <table:table-cell office:value-type="string" calcext:value-type="string">
            <text:p>pick-up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/>
          <table:table-cell office:value-type="string" calcext:value-type="string">
            <text:p>vé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oat/Ship</text:p>
          </table:table-cell>
          <table:table-cell/>
          <table:table-cell office:value-type="string" calcext:value-type="string">
            <text:p>batea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/>
          <table:table-cell office:value-type="string" calcext:value-type="string">
            <text:p>pne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soline</text:p>
          </table:table-cell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/>
          <table:table-cell office:value-type="string" calcext:value-type="string">
            <text:p>moteu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cket (Train/Plane)</text:p>
          </table:table-cell>
          <table:table-cell/>
          <table:table-cell office:value-type="string" calcext:value-type="string">
            <text:p>bill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cket (Subway)</text:p>
          </table:table-cell>
          <table:table-cell/>
          <table:table-cell office:value-type="string" calcext:value-type="string">
            <text:p>tick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</text:p>
          </table:table-cell>
        </table:table-row>
      </table:table>
      <table:table table:name="Color (u)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/>
        </table:table-row>
      </table:table>
      <table:table table:name="People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ugh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fa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mo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b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b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</text:p>
          </table:table-cell>
          <table:table-cell table:number-columns-repeated="4"/>
        </table:table-row>
      </table:table>
      <table:table table:name="Jobs (u)" table:style-name="ta1"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table:number-columns-repeated="2"/>
        </table:table-row>
      </table:table>
      <table:table table:name="Society (u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i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 (ethnic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 (the ac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 (gend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 (spor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4"/>
        </table:table-row>
      </table:table>
      <table:table table:name="Art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 (music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4"/>
        </table:table-row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4"/>
        </table:table-row>
      </table:table>
      <table:table table:name="Beverages (u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verage</text:p>
          </table:table-cell>
          <table:table-cell table:number-columns-repeated="4"/>
        </table:table-row>
      </table:table>
      <table:table table:name="Food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4"/>
        </table:table-row>
      </table:table>
      <table:table table:name="Home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h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gra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4"/>
        </table:table-row>
      </table:table>
      <table:table table:name="Electronic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vi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</text:p>
          </table:table-cell>
          <table:table-cell table:number-columns-repeated="4"/>
        </table:table-row>
      </table:table>
      <table:table table:name="Body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4"/>
        </table:table-row>
      </table:table>
      <table:table table:name="Nature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4"/>
        </table:table-row>
      </table:table>
      <table:table table:name="Material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4"/>
        </table:table-row>
      </table:table>
      <table:table table:name="Math-Measurement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i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(tim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</text:p>
          </table:table-cell>
          <table:table-cell table:number-columns-repeated="4"/>
        </table:table-row>
      </table:table>
      <table:table table:name="Misc. Noun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o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w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t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4"/>
        </table:table-row>
      </table:table>
      <table:table table:name="Direction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4"/>
        </table:table-row>
      </table:table>
      <table:table table:name="Time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n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4"/>
        </table:table-row>
      </table:table>
      <table:table table:name="Verb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ot (gu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 (a soun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 (mus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 (someth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ch (TV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 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ke 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/st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t</text:p>
          </table:table-cell>
          <table:table-cell table:number-columns-repeated="4"/>
        </table:table-row>
      </table:table>
      <table:table table:name="Adjectives (u)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(vs lo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(vs tal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(vs new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(vs you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 (vs heav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ous</text:p>
          </table:table-cell>
          <table:table-cell table:number-columns-repeated="4"/>
        </table:table-row>
      </table:table>
      <table:table table:name="Sheet23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English</text:p>
          </table:table-cell>
          <table:table-cell table:style-name="ce5"/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Pronoun</text:p>
          </table:table-cell>
          <table:table-cell table:style-name="ce5"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 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3:43:59.572821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3:05:24.998369236</meta:creation-date>
    <dc:date>2022-02-08T00:24:04.400180535</dc:date>
    <meta:editing-duration>PT16M9S</meta:editing-duration>
    <meta:editing-cycles>4</meta:editing-cycles>
    <meta:generator>LibreOffice/6.4.7.2$Linux_X86_64 LibreOffice_project/40$Build-2</meta:generator>
    <meta:document-statistic meta:table-count="23" meta:cell-count="694" meta:object-count="0"/>
  </office:meta>
</office:document-meta>
</file>